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a45e" officeooo:paragraph-rsid="0011a45e"/>
    </style:style>
    <style:style style:name="P2" style:family="paragraph" style:parent-style-name="Standard">
      <style:paragraph-properties fo:text-align="start" style:justify-single-word="false"/>
      <style:text-properties officeooo:rsid="0011a45e" officeooo:paragraph-rsid="0011a45e"/>
    </style:style>
    <style:style style:name="P3" style:family="paragraph" style:parent-style-name="Standard">
      <style:paragraph-properties fo:text-align="start" style:justify-single-word="false"/>
      <style:text-properties fo:font-size="10pt" officeooo:rsid="0011a45e" officeooo:paragraph-rsid="0011a45e" style:font-size-asian="10pt" style:font-size-complex="10pt"/>
    </style:style>
    <style:style style:name="T1" style:family="text">
      <style:text-properties officeooo:rsid="0012711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ntOS7 Install</text:p>
      <text:p text:style-name="P1"/>
      <text:p text:style-name="P2"/>
      <text:p text:style-name="P3"><text:tab/>Currently, this installation cannot be completed successfully using either Python2 or Python3. This is because the version of Boost available from official repositories on this distribution is deprecated, and cannot successfully build the Boost Endian Library which is <text:span text:style-name="T1">needed to build the UHD package from source.</text:span></text:p>
      <text:p text:style-name="P3"/>
      <text:p text:style-name="P3"><text:tab/><text:span text:style-name="T1">Versions of Boost which resolve this issue can be installed from third-party repositories, but these versions are unable to locate the Boost Python module which is necessary for providing the crucial Python API suppor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6.2$Linux_X86_64 LibreOffice_project/40$Build-2</meta:generator>
    <meta:editing-cycles>0</meta:editing-cycles>
    <meta:editing-duration>P0D</meta:editing-duration>
    <meta:document-statistic meta:table-count="0" meta:image-count="0" meta:object-count="0" meta:page-count="1" meta:paragraph-count="3" meta:word-count="82" meta:character-count="549" meta:non-whitespace-character-count="468"/>
  </office:meta>
</office:document-meta>
</file>